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Noto Serif CJK SC1" svg:font-family="'Noto Serif CJK SC', 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P1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officeooo:paragraph-rsid="0006af3f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language="id" fo:country="ID" officeooo:paragraph-rsid="0006af3f"/>
    </style:style>
    <style:style style:name="P3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 officeooo:paragraph-rsid="0006af3f"/>
    </style:style>
    <style:style style:name="P4" style:family="paragraph" style:parent-style-name="Standard">
      <style:paragraph-properties fo:line-height="150%"/>
      <style:text-properties style:font-name="Liberation Serif" fo:language="id" fo:country="ID" officeooo:paragraph-rsid="0006af3f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6af3f"/>
    </style:style>
    <style:style style:name="P6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officeooo:paragraph-rsid="0006af3f" style:font-weight-asian="bold"/>
    </style:style>
    <style:style style:name="P7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officeooo:paragraph-rsid="0006af3f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officeooo:paragraph-rsid="0006af3f" style:font-name-asian="Times New Roman1" style:font-weight-asian="bold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normal" officeooo:rsid="0006af3f" officeooo:paragraph-rsid="0006af3f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style:text-underline-style="solid" style:text-underline-width="auto" style:text-underline-color="font-color" fo:font-weight="normal" officeooo:rsid="0006af3f" officeooo:paragraph-rsid="0006af3f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06af3f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officeooo:paragraph-rsid="0006af3f" style:font-name-asian="Times New Roman1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paragraph-rsid="0006af3f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6af3f" officeooo:paragraph-rsid="0006af3f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officeooo:paragraph-rsid="0006af3f" style:font-name-asian="Times New Roman1" style:font-weight-asian="bold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06af3f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officeooo:paragraph-rsid="0006af3f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id" fo:country="ID" fo:font-weight="bold" officeooo:paragraph-rsid="0006af3f" style:font-weight-asian="bold" style:font-name-complex="Times New Roman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1.251cm"/>
        </style:tab-stops>
      </style:paragraph-properties>
      <style:text-properties style:font-name="Times New Roman" fo:language="id" fo:country="ID" fo:font-weight="bold" officeooo:paragraph-rsid="0006af3f" style:font-weight-asian="bold" style:font-name-complex="Times New Roman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6af3f"/>
    </style:style>
    <style:style style:name="P21" style:family="paragraph" style:parent-style-name="Standard" style:master-page-name="">
      <loext:graphic-properties draw:fill="none"/>
      <style:paragraph-properties fo:margin-left="2.799cm" fo:margin-right="0cm" fo:line-height="150%" fo:orphans="0" fo:widows="0" fo:text-indent="-2.799cm" style:auto-text-indent="false" style:page-number="auto" fo:background-color="transparent"/>
      <style:text-properties style:font-name="Liberation Serif" officeooo:paragraph-rsid="0006af3f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id" fo:country="ID"/>
    </style:style>
    <style:style style:name="T2" style:family="text">
      <style:text-properties fo:language="id" fo:country="ID" officeooo:rsid="00012d94"/>
    </style:style>
    <style:style style:name="T3" style:family="text">
      <style:text-properties fo:language="id" fo:country="ID" fo:font-weight="bold" style:font-weight-asian="bold"/>
    </style:style>
    <style:style style:name="T4" style:family="text">
      <style:text-properties fo:font-size="12pt" fo:language="id" fo:country="ID" officeooo:rsid="0006af3f" style:font-name-asian="Times New Roman1" style:font-size-asian="12pt" style:font-name-complex="Times New Roman1" style:font-size-complex="12pt"/>
    </style:style>
    <style:style style:name="T5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Times New Roman" fo:language="id" fo:country="ID" fo:font-weight="bold" style:font-weight-asian="bold" style:font-name-complex="Times New Roman" style:font-weight-complex="bold"/>
    </style:style>
    <style:style style:name="T8" style:family="text">
      <style:text-properties style:font-name="Times New Roman" fo:font-weight="bold" style:font-weight-asian="bold" style:font-name-complex="Times New Roman" style:font-weight-complex="bold"/>
    </style:style>
    <style:style style:name="T9" style:family="text">
      <style:text-properties style:use-window-font-color="true" style:font-name="Times New Roman" fo:font-size="12pt" fo:language="id" fo:country="ID" fo:font-weight="bold" officeooo:rsid="00012d94" style:letter-kerning="true" style:font-name-asian="Noto Serif CJK SC1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language="id" fo:country="ID"/>
    </style:style>
    <style:style style:name="T12" style:family="text">
      <style:text-properties style:font-name="Liberation Serif" fo:language="id" fo:country="ID" officeooo:rsid="0006af3f"/>
    </style:style>
    <style:style style:name="T13" style:family="text">
      <style:text-properties style:font-name="Liberation Serif" fo:language="id" fo:country="ID" officeooo:rsid="0006af3f" style:font-name-asian="Times New Roman1" style:font-name-complex="Times New Roman1"/>
    </style:style>
    <style:style style:name="T14" style:family="text">
      <style:text-properties style:font-name="Liberation Serif" fo:language="id" fo:country="ID" officeooo:rsid="00086126"/>
    </style:style>
    <style:style style:name="T15" style:family="text"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16" style:family="text">
      <style:text-properties style:font-name="Liberation Serif" fo:font-size="12pt" fo:language="en" fo:country="US" fo:font-weight="bold" officeooo:rsid="0006af3f" style:font-name-asian="Times New Roman1" style:font-size-asian="12pt" style:font-weight-asian="bold" style:font-name-complex="Times New Roman1" style:font-size-complex="12pt"/>
    </style:style>
    <style:style style:name="T17" style:family="text">
      <style:text-properties style:font-name="Liberation Serif" fo:language="en" fo:country="US" style:font-name-asian="Times New Roman1" style:font-name-complex="Times New Roman1"/>
    </style:style>
    <style:style style:name="gr1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GESAHAAN PEMBIMBING</text:p>
      <text:p text:style-name="P1"/>
      <text:p text:style-name="P1"/>
      <text:p text:style-name="P18">NAMA<text:tab/><text:tab/><text:tab/>: <text:s/>TB M NURUL HAMDI</text:p>
      <text:p text:style-name="P20"><text:span text:style-name="T7">NPM<text:tab/><text:tab/><text:tab/><text:tab/>: <text:s/></text:span><text:span text:style-name="T8">1101181</text:span><text:span text:style-name="T7">140</text:span></text:p>
      <text:p text:style-name="P20"><text:span text:style-name="T7">PROGRAM STUDI<text:tab/><text:tab/>: <text:s/></text:span><text:span text:style-name="T8">TEKNIK INFORMATIKA</text:span></text:p>
      <text:p text:style-name="P19">JENJANG PENDIDIKAN<text:tab/>: <text:s/>STRATA 1 (S-1)</text:p>
      <text:p text:style-name="P2"/>
      <text:p text:style-name="P21"><text:span text:style-name="T1">Judul </text:span><text:span text:style-name="T2">Skripsi</text:span><text:span text:style-name="T1"> :</text:span><text:span text:style-name="T3"> “</text:span><text:span text:style-name="T9">Remastering Distro Linux Dengan Custom Ubuntu Iso Creator (Cubic) Dalam Upaya Menunjang Kegiatan Pembelajaran Siswa Tkj</text:span><text:span text:style-name="T6">”</text:span></text:p>
      <text:p text:style-name="P7"/>
      <text:p text:style-name="P4"/>
      <text:p text:style-name="P2">Disetujui,</text:p>
      <text:p text:style-name="P2">Untuk diuji dan dipertahankan dalam Sidang.</text:p>
      <text:p text:style-name="P2"/>
      <text:p text:style-name="P5"><text:span text:style-name="T10"><text:tab/><text:tab/><text:tab/><text:tab/><text:tab/><text:tab/> <text:s text:c="4"/><text:tab/><text:tab/> Serang, </text:span><text:span text:style-name="T11"><text:s text:c="4"/></text:span><text:span text:style-name="T14">Juli</text:span><text:span text:style-name="T12"> 2022</text:span></text:p>
      <text:p text:style-name="P3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8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9"/>
            <text:p text:style-name="P9">Pembimbing 1</text:p>
            <text:p text:style-name="P9"/>
            <text:p text:style-name="P16"><text:span text:style-name="T16">Yul Hendra, M.Kom</text:span><text:span text:style-name="T15"> <text:s text:c="2"/></text:span></text:p>
            <text:p text:style-name="P11"><draw:custom-shape text:anchor-type="paragraph" draw:z-index="0" draw:name="graphic1" draw:style-name="gr1" draw:text-style-name="P22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5">NIDN : </text:span><text:span text:style-name="T4">1016078001</text:span></text:p>
          </table:table-cell>
          <table:table-cell table:style-name="Table2.A1" office:value-type="string">
            <text:p text:style-name="P12"/>
            <text:p text:style-name="P12"/>
            <text:p text:style-name="P12"/>
            <text:p text:style-name="P12">.............................</text:p>
          </table:table-cell>
        </table:table-row>
        <table:table-row table:style-name="Table2.3">
          <table:table-cell table:style-name="Table2.A1" office:value-type="string">
            <text:p text:style-name="P15"/>
            <text:p text:style-name="P10"/>
            <text:p text:style-name="P10">Pembimbing 2</text:p>
            <text:p text:style-name="P13"/>
            <text:p text:style-name="P14"><draw:custom-shape text:anchor-type="paragraph" draw:z-index="1" draw:name="graphic2" draw:style-name="gr1" draw:text-style-name="P22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udianto, S.Kom., M.TI</text:p>
            <text:p text:style-name="P17"><text:span text:style-name="T17">NIDN : </text:span><text:span text:style-name="T13">0425078702</text:span></text:p>
          </table:table-cell>
          <table:table-cell table:style-name="Table2.A1" office:value-type="string">
            <text:p text:style-name="P12"/>
            <text:p text:style-name="P12"/>
            <text:p text:style-name="P12"/>
            <text:p text:style-name="P12"/>
            <text:p text:style-name="P12">..............................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Noto Serif CJK SC1" svg:font-family="'Noto Serif CJK SC', 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8:33:49.502454618</meta:creation-date>
    <dc:date>2022-07-22T16:25:01.738869478</dc:date>
    <meta:editing-duration>PT15M44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19" meta:word-count="71" meta:character-count="542" meta:non-whitespace-character-count="457"/>
  </office:meta>
</office:document-meta>
</file>